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950e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8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ff420e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579d1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8cm" fo:min-width="2.36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7cm" fo:min-width="4.588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.217cm" svg:height="7.327cm" svg:x="7.439cm" svg:y="2.046cm">
          <text:p text:style-name="P1">saps </text:p>
          <text:p text:style-name="P1">utilit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85cm" svg:height="3.886cm" svg:x="1cm" svg:y="2.046cm">
          <text:p text:style-name="P1">Simulation</text:p>
          <text:p text:style-name="P1">description</text:p>
          <text:p text:style-name="P1">fi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5.217cm" svg:height="1.665cm" svg:x="16.986cm" svg:y="2.046cm">
          <text:p text:style-name="P1">job defini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3.22cm" svg:height="1.665cm" svg:x="12.656cm" svg:y="2.046cm">
          <text:p text:style-name="P1">simulat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.22cm" svg:height="1.666cm" svg:x="12.656cm" svg:y="3.933cm">
          <text:p text:style-name="P1">collect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3.22cm" svg:height="1.665cm" svg:x="12.656cm" svg:y="5.821cm">
          <text:p text:style-name="P1">analyse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22cm" svg:height="1.665cm" svg:x="12.656cm" svg:y="7.708cm">
          <text:p text:style-name="P1">plot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17cm" svg:height="1.666cm" svg:x="16.986cm" svg:y="3.933cm">
          <text:p text:style-name="P1">itpp result f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5.217cm" svg:height="1.665cm" svg:x="16.986cm" svg:y="5.821cm">
          <text:p text:style-name="P1">analyse scrip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5.217cm" svg:height="1.665cm" svg:x="16.986cm" svg:y="7.708cm">
          <text:p text:style-name="P1">gnuplot outp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4.885cm" svg:height="3.219cm" svg:x="1cm" svg:y="6.154cm">
          <text:p text:style-name="P1">Action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554cm" svg:height="0.666cm" svg:x="5.885cm" svg:y="3.93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" draw:layer="layout" svg:width="1.554cm" svg:height="0.666cm" svg:x="5.885cm" svg:y="7.37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1" draw:layer="layout" svg:width="4.552cm" svg:height="3.553cm" svg:x="23.313cm" svg:y="2.046cm">
          <text:p text:style-name="P1">Simulation</text:p>
          <text:p text:style-name="P1">program</text:p>
          <text:p text:style-name="P1">(e.g. Cluster)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.11cm" svg:height="0.666cm" svg:x="15.876cm" svg:y="2.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" draw:layer="layout" svg:width="1.11cm" svg:height="0.667cm" svg:x="15.876cm" svg:y="4.377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1cm" svg:height="0.666cm" svg:x="15.876cm" svg:y="6.709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" draw:layer="layout" svg:width="1.11cm" svg:height="0.666cm" svg:x="15.876cm" svg:y="5.932cm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1" draw:layer="layout" svg:width="1.11cm" svg:height="0.666cm" svg:x="15.876cm" svg:y="8.15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11cm" svg:height="0.666cm" svg:x="22.203cm" svg:y="2.6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" draw:layer="layout" svg:width="1.11cm" svg:height="0.667cm" svg:x="22.203cm" svg:y="4.377cm">
          <text:p/>
          <draw:enhanced-geometry svg:viewBox="0 0 21600 21600" draw:mirror-horizontal="tru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5" draw:layer="layout" svg:width="2.865cm" svg:height="1.068cm" svg:x="12.878cm" svg:y="0.936cm">
          <draw:text-box>
            <text:p>Actions</text:p>
          </draw:text-box>
        </draw:frame>
        <draw:frame draw:style-name="gr16" draw:text-style-name="P1" draw:layer="layout" svg:width="5.088cm" svg:height="1.857cm" svg:x="1.019cm" svg:y="0.3cm">
          <draw:text-box>
            <text:p text:style-name="P1">Command line</text:p>
            <text:p text:style-name="P1">option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ilbert </meta:initial-creator>
    <meta:creation-date>2013-10-04T22:37:12.516717618</meta:creation-date>
    <dc:date>2014-02-28T13:11:49.736836990</dc:date>
    <dc:creator>gilbert </dc:creator>
    <meta:editing-duration>PT3M48S</meta:editing-duration>
    <meta:editing-cycles>6</meta:editing-cycles>
    <meta:generator>LibreOffice/4.1.4.2$Linux_X86_64 LibreOffice_project/410$Build-2</meta:generator>
    <meta:document-statistic meta:object-count="23"/>
  </office:meta>
</office:document-meta>
</file>